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312" calcext:value-type="float">
            <text:p>76.0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5888" calcext:value-type="float">
            <text:p>76.0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4928" calcext:value-type="float">
            <text:p>76.0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8456" calcext:value-type="float">
            <text:p>76.0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312" calcext:value-type="float">
            <text:p>76.0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8456" calcext:value-type="float">
            <text:p>76.0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5032" calcext:value-type="float">
            <text:p>76.0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4928" calcext:value-type="float">
            <text:p>76.0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8456" calcext:value-type="float">
            <text:p>76.0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4176" calcext:value-type="float">
            <text:p>76.0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5888" calcext:value-type="float">
            <text:p>76.0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8456" calcext:value-type="float">
            <text:p>76.0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5888" calcext:value-type="float">
            <text:p>76.0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8456" calcext:value-type="float">
            <text:p>76.0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5888" calcext:value-type="float">
            <text:p>76.0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4072" calcext:value-type="float">
            <text:p>76.0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312" calcext:value-type="float">
            <text:p>76.0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1128" calcext:value-type="float">
            <text:p>76.0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6536" calcext:value-type="float">
            <text:p>75.9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996" calcext:value-type="float">
            <text:p>75.8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2632" calcext:value-type="float">
            <text:p>75.9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8248" calcext:value-type="float">
            <text:p>75.8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7768" calcext:value-type="float">
            <text:p>75.8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6536" calcext:value-type="float">
            <text:p>75.9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996" calcext:value-type="float">
            <text:p>75.8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2632" calcext:value-type="float">
            <text:p>75.9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6432" calcext:value-type="float">
            <text:p>75.8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8248" calcext:value-type="float">
            <text:p>75.8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996" calcext:value-type="float">
            <text:p>75.8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2632" calcext:value-type="float">
            <text:p>75.9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8248" calcext:value-type="float">
            <text:p>75.8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8248" calcext:value-type="float">
            <text:p>75.8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2632" calcext:value-type="float">
            <text:p>75.9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2632" calcext:value-type="float">
            <text:p>75.9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3864" calcext:value-type="float">
            <text:p>75.8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996" calcext:value-type="float">
            <text:p>75.8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7768" calcext:value-type="float">
            <text:p>75.8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7768" calcext:value-type="float">
            <text:p>75.8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6536" calcext:value-type="float">
            <text:p>75.9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2632" calcext:value-type="float">
            <text:p>75.9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2632" calcext:value-type="float">
            <text:p>75.9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2632" calcext:value-type="float">
            <text:p>75.9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7768" calcext:value-type="float">
            <text:p>75.8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8248" calcext:value-type="float">
            <text:p>75.8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6536" calcext:value-type="float">
            <text:p>75.9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2632" calcext:value-type="float">
            <text:p>75.9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6536" calcext:value-type="float">
            <text:p>75.9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2632" calcext:value-type="float">
            <text:p>75.9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6536" calcext:value-type="float">
            <text:p>75.9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2632" calcext:value-type="float">
            <text:p>75.9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8248" calcext:value-type="float">
            <text:p>75.8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8248" calcext:value-type="float">
            <text:p>75.8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2632" calcext:value-type="float">
            <text:p>75.9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2632" calcext:value-type="float">
            <text:p>75.9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8248" calcext:value-type="float">
            <text:p>75.8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6536" calcext:value-type="float">
            <text:p>75.9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8248" calcext:value-type="float">
            <text:p>75.8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6536" calcext:value-type="float">
            <text:p>75.9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8248" calcext:value-type="float">
            <text:p>75.8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996" calcext:value-type="float">
            <text:p>75.8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7768" calcext:value-type="float">
            <text:p>75.8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8248" calcext:value-type="float">
            <text:p>75.8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3-22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7768" calcext:value-type="float">
            <text:p>75.8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3384" calcext:value-type="float">
            <text:p>75.8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7288" calcext:value-type="float">
            <text:p>75.8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7768" calcext:value-type="float">
            <text:p>75.8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5096" calcext:value-type="float">
            <text:p>75.8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5952" calcext:value-type="float">
            <text:p>75.8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5952" calcext:value-type="float">
            <text:p>75.8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3864" calcext:value-type="float">
            <text:p>75.8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3864" calcext:value-type="float">
            <text:p>75.8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996" calcext:value-type="float">
            <text:p>75.8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5096" calcext:value-type="float">
            <text:p>75.8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5096" calcext:value-type="float">
            <text:p>75.8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9376" calcext:value-type="float">
            <text:p>75.7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9376" calcext:value-type="float">
            <text:p>75.7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5096" calcext:value-type="float">
            <text:p>75.8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7288" calcext:value-type="float">
            <text:p>75.8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2048" calcext:value-type="float">
            <text:p>75.8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1568" calcext:value-type="float">
            <text:p>75.7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1568" calcext:value-type="float">
            <text:p>75.7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5096" calcext:value-type="float">
            <text:p>75.8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5096" calcext:value-type="float">
            <text:p>75.8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6432" calcext:value-type="float">
            <text:p>75.8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6432" calcext:value-type="float">
            <text:p>75.8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6432" calcext:value-type="float">
            <text:p>75.8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2904" calcext:value-type="float">
            <text:p>75.8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2904" calcext:value-type="float">
            <text:p>75.8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6432" calcext:value-type="float">
            <text:p>75.8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5952" calcext:value-type="float">
            <text:p>75.8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5952" calcext:value-type="float">
            <text:p>75.8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7288" calcext:value-type="float">
            <text:p>75.8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7288" calcext:value-type="float">
            <text:p>75.8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7288" calcext:value-type="float">
            <text:p>75.8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7288" calcext:value-type="float">
            <text:p>75.8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5952" calcext:value-type="float">
            <text:p>75.8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5952" calcext:value-type="float">
            <text:p>75.8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6432" calcext:value-type="float">
            <text:p>75.8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6432" calcext:value-type="float">
            <text:p>75.8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9856" calcext:value-type="float">
            <text:p>75.8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5472" calcext:value-type="float">
            <text:p>75.7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5472" calcext:value-type="float">
            <text:p>75.7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9" calcext:value-type="float">
            <text:p>75.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5472" calcext:value-type="float">
            <text:p>75.7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5472" calcext:value-type="float">
            <text:p>75.7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0712" calcext:value-type="float">
            <text:p>75.8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1568" calcext:value-type="float">
            <text:p>75.7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1568" calcext:value-type="float">
            <text:p>75.7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5952" calcext:value-type="float">
            <text:p>75.8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9" calcext:value-type="float">
            <text:p>75.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2904" calcext:value-type="float">
            <text:p>75.8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2904" calcext:value-type="float">
            <text:p>75.8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4616" calcext:value-type="float">
            <text:p>75.7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4616" calcext:value-type="float">
            <text:p>75.7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9" calcext:value-type="float">
            <text:p>75.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5952" calcext:value-type="float">
            <text:p>75.8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0712" calcext:value-type="float">
            <text:p>75.8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0712" calcext:value-type="float">
            <text:p>75.8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5096" calcext:value-type="float">
            <text:p>75.8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5096" calcext:value-type="float">
            <text:p>75.8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2904" calcext:value-type="float">
            <text:p>75.8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2904" calcext:value-type="float">
            <text:p>75.8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5952" calcext:value-type="float">
            <text:p>75.8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5952" calcext:value-type="float">
            <text:p>75.8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9376" calcext:value-type="float">
            <text:p>75.7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9856" calcext:value-type="float">
            <text:p>75.8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7184" calcext:value-type="float">
            <text:p>75.7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7184" calcext:value-type="float">
            <text:p>75.7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5472" calcext:value-type="float">
            <text:p>75.7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852" calcext:value-type="float">
            <text:p>75.7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852" calcext:value-type="float">
            <text:p>75.7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7288" calcext:value-type="float">
            <text:p>75.8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5952" calcext:value-type="float">
            <text:p>75.8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9856" calcext:value-type="float">
            <text:p>75.8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2048" calcext:value-type="float">
            <text:p>75.8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2904" calcext:value-type="float">
            <text:p>75.8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2904" calcext:value-type="float">
            <text:p>75.8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2048" calcext:value-type="float">
            <text:p>75.8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852" calcext:value-type="float">
            <text:p>75.7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2424" calcext:value-type="float">
            <text:p>75.7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2424" calcext:value-type="float">
            <text:p>75.7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9856" calcext:value-type="float">
            <text:p>75.8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9856" calcext:value-type="float">
            <text:p>75.8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0712" calcext:value-type="float">
            <text:p>75.8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0712" calcext:value-type="float">
            <text:p>75.8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5952" calcext:value-type="float">
            <text:p>75.8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4616" calcext:value-type="float">
            <text:p>75.7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0712" calcext:value-type="float">
            <text:p>75.8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852" calcext:value-type="float">
            <text:p>75.7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1568" calcext:value-type="float">
            <text:p>75.7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2904" calcext:value-type="float">
            <text:p>75.8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2424" calcext:value-type="float">
            <text:p>75.7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1568" calcext:value-type="float">
            <text:p>75.7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1568" calcext:value-type="float">
            <text:p>75.7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1568" calcext:value-type="float">
            <text:p>75.7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0712" calcext:value-type="float">
            <text:p>75.8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0712" calcext:value-type="float">
            <text:p>75.8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5952" calcext:value-type="float">
            <text:p>75.8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2904" calcext:value-type="float">
            <text:p>75.8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1568" calcext:value-type="float">
            <text:p>75.7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4616" calcext:value-type="float">
            <text:p>75.7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4136" calcext:value-type="float">
            <text:p>75.7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7184" calcext:value-type="float">
            <text:p>75.7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1568" calcext:value-type="float">
            <text:p>75.7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9856" calcext:value-type="float">
            <text:p>75.8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9856" calcext:value-type="float">
            <text:p>75.8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1568" calcext:value-type="float">
            <text:p>75.7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852" calcext:value-type="float">
            <text:p>75.7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852" calcext:value-type="float">
            <text:p>75.7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0232" calcext:value-type="float">
            <text:p>75.7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0232" calcext:value-type="float">
            <text:p>75.7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852" calcext:value-type="float">
            <text:p>75.7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4616" calcext:value-type="float">
            <text:p>75.7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5472" calcext:value-type="float">
            <text:p>75.7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5472" calcext:value-type="float">
            <text:p>75.7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5472" calcext:value-type="float">
            <text:p>75.7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852" calcext:value-type="float">
            <text:p>75.7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1568" calcext:value-type="float">
            <text:p>75.7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0712" calcext:value-type="float">
            <text:p>75.8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1568" calcext:value-type="float">
            <text:p>75.7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852" calcext:value-type="float">
            <text:p>75.7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5472" calcext:value-type="float">
            <text:p>75.7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852" calcext:value-type="float">
            <text:p>75.7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5472" calcext:value-type="float">
            <text:p>75.7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2424" calcext:value-type="float">
            <text:p>75.7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5472" calcext:value-type="float">
            <text:p>75.7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0712" calcext:value-type="float">
            <text:p>75.8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2424" calcext:value-type="float">
            <text:p>75.7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5472" calcext:value-type="float">
            <text:p>75.7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852" calcext:value-type="float">
            <text:p>75.7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852" calcext:value-type="float">
            <text:p>75.7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0232" calcext:value-type="float">
            <text:p>75.7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4136" calcext:value-type="float">
            <text:p>75.7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4136" calcext:value-type="float">
            <text:p>75.7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0232" calcext:value-type="float">
            <text:p>75.7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2424" calcext:value-type="float">
            <text:p>75.7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9376" calcext:value-type="float">
            <text:p>75.7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1568" calcext:value-type="float">
            <text:p>75.7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5472" calcext:value-type="float">
            <text:p>75.7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1088" calcext:value-type="float">
            <text:p>75.7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1088" calcext:value-type="float">
            <text:p>75.7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0232" calcext:value-type="float">
            <text:p>75.7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4136" calcext:value-type="float">
            <text:p>75.7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4136" calcext:value-type="float">
            <text:p>75.7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5472" calcext:value-type="float">
            <text:p>75.7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2424" calcext:value-type="float">
            <text:p>75.7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7184" calcext:value-type="float">
            <text:p>75.7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1088" calcext:value-type="float">
            <text:p>75.7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5848" calcext:value-type="float">
            <text:p>75.7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5848" calcext:value-type="float">
            <text:p>75.7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1944" calcext:value-type="float">
            <text:p>75.7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1944" calcext:value-type="float">
            <text:p>75.7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1944" calcext:value-type="float">
            <text:p>75.7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4992" calcext:value-type="float">
            <text:p>75.7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4136" calcext:value-type="float">
            <text:p>75.7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1088" calcext:value-type="float">
            <text:p>75.7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1088" calcext:value-type="float">
            <text:p>75.7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4992" calcext:value-type="float">
            <text:p>75.7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804" calcext:value-type="float">
            <text:p>75.7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804" calcext:value-type="float">
            <text:p>75.7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2424" calcext:value-type="float">
            <text:p>75.7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4136" calcext:value-type="float">
            <text:p>75.7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4136" calcext:value-type="float">
            <text:p>75.7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1088" calcext:value-type="float">
            <text:p>75.7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804" calcext:value-type="float">
            <text:p>75.7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1088" calcext:value-type="float">
            <text:p>75.7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4992" calcext:value-type="float">
            <text:p>75.7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4992" calcext:value-type="float">
            <text:p>75.7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804" calcext:value-type="float">
            <text:p>75.7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4136" calcext:value-type="float">
            <text:p>75.7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1088" calcext:value-type="float">
            <text:p>75.7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1088" calcext:value-type="float">
            <text:p>75.7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9752" calcext:value-type="float">
            <text:p>75.7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6704" calcext:value-type="float">
            <text:p>75.7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9752" calcext:value-type="float">
            <text:p>75.7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804" calcext:value-type="float">
            <text:p>75.7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1944" calcext:value-type="float">
            <text:p>75.7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756" calcext:value-type="float">
            <text:p>75.7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756" calcext:value-type="float">
            <text:p>75.7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756" calcext:value-type="float">
            <text:p>75.7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7184" calcext:value-type="float">
            <text:p>75.7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852" calcext:value-type="float">
            <text:p>75.7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6704" calcext:value-type="float">
            <text:p>75.7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6704" calcext:value-type="float">
            <text:p>75.7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5848" calcext:value-type="float">
            <text:p>75.7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1944" calcext:value-type="float">
            <text:p>75.7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8896" calcext:value-type="float">
            <text:p>75.7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1944" calcext:value-type="float">
            <text:p>75.7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5848" calcext:value-type="float">
            <text:p>75.7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4512" calcext:value-type="float">
            <text:p>75.7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756" calcext:value-type="float">
            <text:p>75.7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6704" calcext:value-type="float">
            <text:p>75.7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3656" calcext:value-type="float">
            <text:p>75.7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3656" calcext:value-type="float">
            <text:p>75.7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9752" calcext:value-type="float">
            <text:p>75.7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9752" calcext:value-type="float">
            <text:p>75.7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9272" calcext:value-type="float">
            <text:p>75.7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5368" calcext:value-type="float">
            <text:p>75.7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1464" calcext:value-type="float">
            <text:p>75.7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1464" calcext:value-type="float">
            <text:p>75.7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1464" calcext:value-type="float">
            <text:p>75.7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5848" calcext:value-type="float">
            <text:p>75.7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4512" calcext:value-type="float">
            <text:p>75.7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3656" calcext:value-type="float">
            <text:p>75.7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8416" calcext:value-type="float">
            <text:p>75.7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7936" calcext:value-type="float">
            <text:p>75.6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8792" calcext:value-type="float">
            <text:p>75.6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8792" calcext:value-type="float">
            <text:p>75.6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756" calcext:value-type="float">
            <text:p>75.7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7936" calcext:value-type="float">
            <text:p>75.6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7936" calcext:value-type="float">
            <text:p>75.6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4032" calcext:value-type="float">
            <text:p>75.6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1464" calcext:value-type="float">
            <text:p>75.7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5848" calcext:value-type="float">
            <text:p>75.7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8416" calcext:value-type="float">
            <text:p>75.7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1464" calcext:value-type="float">
            <text:p>75.7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0608" calcext:value-type="float">
            <text:p>75.7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2424" calcext:value-type="float">
            <text:p>75.7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708" calcext:value-type="float">
            <text:p>75.6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7936" calcext:value-type="float">
            <text:p>75.6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8792" calcext:value-type="float">
            <text:p>75.6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9272" calcext:value-type="float">
            <text:p>75.7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7456" calcext:value-type="float">
            <text:p>75.6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0504" calcext:value-type="float">
            <text:p>75.6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7936" calcext:value-type="float">
            <text:p>75.6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9272" calcext:value-type="float">
            <text:p>75.7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1944" calcext:value-type="float">
            <text:p>75.7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6704" calcext:value-type="float">
            <text:p>75.7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4512" calcext:value-type="float">
            <text:p>75.7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0128" calcext:value-type="float">
            <text:p>75.7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8312" calcext:value-type="float">
            <text:p>75.6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8312" calcext:value-type="float">
            <text:p>75.6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804" calcext:value-type="float">
            <text:p>75.7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804" calcext:value-type="float">
            <text:p>75.7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3176" calcext:value-type="float">
            <text:p>75.7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5848" calcext:value-type="float">
            <text:p>75.7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0128" calcext:value-type="float">
            <text:p>75.7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612" calcext:value-type="float">
            <text:p>75.6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612" calcext:value-type="float">
            <text:p>75.6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232" calcext:value-type="float">
            <text:p>75.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5368" calcext:value-type="float">
            <text:p>75.7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804" calcext:value-type="float">
            <text:p>75.7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232" calcext:value-type="float">
            <text:p>75.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232" calcext:value-type="float">
            <text:p>75.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1464" calcext:value-type="float">
            <text:p>75.7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0128" calcext:value-type="float">
            <text:p>75.7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0128" calcext:value-type="float">
            <text:p>75.7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0128" calcext:value-type="float">
            <text:p>75.7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0128" calcext:value-type="float">
            <text:p>75.7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1256" calcext:value-type="float">
            <text:p>75.5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1256" calcext:value-type="float">
            <text:p>75.5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9752" calcext:value-type="float">
            <text:p>75.7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708" calcext:value-type="float">
            <text:p>75.6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0024" calcext:value-type="float">
            <text:p>75.6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3072" calcext:value-type="float">
            <text:p>75.6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7936" calcext:value-type="float">
            <text:p>75.6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4408" calcext:value-type="float">
            <text:p>75.6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8416" calcext:value-type="float">
            <text:p>75.7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9752" calcext:value-type="float">
            <text:p>75.7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8312" calcext:value-type="float">
            <text:p>75.6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516" calcext:value-type="float">
            <text:p>75.5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66" calcext:value-type="float">
            <text:p>75.6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9648" calcext:value-type="float">
            <text:p>75.6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1464" calcext:value-type="float">
            <text:p>75.7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2696" calcext:value-type="float">
            <text:p>75.6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5744" calcext:value-type="float">
            <text:p>75.6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5744" calcext:value-type="float">
            <text:p>75.6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4408" calcext:value-type="float">
            <text:p>75.6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3552" calcext:value-type="float">
            <text:p>75.6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2696" calcext:value-type="float">
            <text:p>75.6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232" calcext:value-type="float">
            <text:p>75.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756" calcext:value-type="float">
            <text:p>75.7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2696" calcext:value-type="float">
            <text:p>75.6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4408" calcext:value-type="float">
            <text:p>75.6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4408" calcext:value-type="float">
            <text:p>75.6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7936" calcext:value-type="float">
            <text:p>75.6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708" calcext:value-type="float">
            <text:p>75.6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708" calcext:value-type="float">
            <text:p>75.6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9272" calcext:value-type="float">
            <text:p>75.7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3176" calcext:value-type="float">
            <text:p>75.7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4888" calcext:value-type="float">
            <text:p>75.6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7936" calcext:value-type="float">
            <text:p>75.6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708" calcext:value-type="float">
            <text:p>75.6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3928" calcext:value-type="float">
            <text:p>75.6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3928" calcext:value-type="float">
            <text:p>75.6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6976" calcext:value-type="float">
            <text:p>75.6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2696" calcext:value-type="float">
            <text:p>75.6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3552" calcext:value-type="float">
            <text:p>75.6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4408" calcext:value-type="float">
            <text:p>75.6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4408" calcext:value-type="float">
            <text:p>75.6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3552" calcext:value-type="float">
            <text:p>75.6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2696" calcext:value-type="float">
            <text:p>75.6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9648" calcext:value-type="float">
            <text:p>75.6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9648" calcext:value-type="float">
            <text:p>75.6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5744" calcext:value-type="float">
            <text:p>75.6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8416" calcext:value-type="float">
            <text:p>75.7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9648" calcext:value-type="float">
            <text:p>75.6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9648" calcext:value-type="float">
            <text:p>75.6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3552" calcext:value-type="float">
            <text:p>75.6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4408" calcext:value-type="float">
            <text:p>75.6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0024" calcext:value-type="float">
            <text:p>75.6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8208" calcext:value-type="float">
            <text:p>75.5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8208" calcext:value-type="float">
            <text:p>75.5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612" calcext:value-type="float">
            <text:p>75.6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9168" calcext:value-type="float">
            <text:p>75.6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2696" calcext:value-type="float">
            <text:p>75.6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7936" calcext:value-type="float">
            <text:p>75.6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8688" calcext:value-type="float">
            <text:p>75.6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1736" calcext:value-type="float">
            <text:p>75.6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0504" calcext:value-type="float">
            <text:p>75.6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3552" calcext:value-type="float">
            <text:p>75.6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3552" calcext:value-type="float">
            <text:p>75.6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708" calcext:value-type="float">
            <text:p>75.6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9272" calcext:value-type="float">
            <text:p>75.7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3176" calcext:value-type="float">
            <text:p>75.7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8312" calcext:value-type="float">
            <text:p>75.6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5264" calcext:value-type="float">
            <text:p>75.6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9648" calcext:value-type="float">
            <text:p>75.6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9648" calcext:value-type="float">
            <text:p>75.6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4032" calcext:value-type="float">
            <text:p>75.6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0984" calcext:value-type="float">
            <text:p>75.6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7832" calcext:value-type="float">
            <text:p>75.6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8688" calcext:value-type="float">
            <text:p>75.6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1736" calcext:value-type="float">
            <text:p>75.6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0024" calcext:value-type="float">
            <text:p>75.6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0024" calcext:value-type="float">
            <text:p>75.6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0984" calcext:value-type="float">
            <text:p>75.6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8688" calcext:value-type="float">
            <text:p>75.6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8688" calcext:value-type="float">
            <text:p>75.6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3448" calcext:value-type="float">
            <text:p>75.5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3448" calcext:value-type="float">
            <text:p>75.5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612" calcext:value-type="float">
            <text:p>75.6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5264" calcext:value-type="float">
            <text:p>75.6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5264" calcext:value-type="float">
            <text:p>75.6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5264" calcext:value-type="float">
            <text:p>75.6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5744" calcext:value-type="float">
            <text:p>75.6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4408" calcext:value-type="float">
            <text:p>75.6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4408" calcext:value-type="float">
            <text:p>75.6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8792" calcext:value-type="float">
            <text:p>75.6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3928" calcext:value-type="float">
            <text:p>75.6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3928" calcext:value-type="float">
            <text:p>75.6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66" calcext:value-type="float">
            <text:p>75.6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3928" calcext:value-type="float">
            <text:p>75.6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3928" calcext:value-type="float">
            <text:p>75.6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7456" calcext:value-type="float">
            <text:p>75.6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7936" calcext:value-type="float">
            <text:p>75.6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7832" calcext:value-type="float">
            <text:p>75.6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7832" calcext:value-type="float">
            <text:p>75.6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0024" calcext:value-type="float">
            <text:p>75.6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0024" calcext:value-type="float">
            <text:p>75.6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2216" calcext:value-type="float">
            <text:p>75.6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8312" calcext:value-type="float">
            <text:p>75.6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2216" calcext:value-type="float">
            <text:p>75.6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5264" calcext:value-type="float">
            <text:p>75.6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8312" calcext:value-type="float">
            <text:p>75.6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9168" calcext:value-type="float">
            <text:p>75.6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612" calcext:value-type="float">
            <text:p>75.6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612" calcext:value-type="float">
            <text:p>75.6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9648" calcext:value-type="float">
            <text:p>75.6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088" calcext:value-type="float">
            <text:p>75.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564" calcext:value-type="float">
            <text:p>75.6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9544" calcext:value-type="float">
            <text:p>75.5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9544" calcext:value-type="float">
            <text:p>75.5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3928" calcext:value-type="float">
            <text:p>75.6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3552" calcext:value-type="float">
            <text:p>75.6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3552" calcext:value-type="float">
            <text:p>75.6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9168" calcext:value-type="float">
            <text:p>75.6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1736" calcext:value-type="float">
            <text:p>75.6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2216" calcext:value-type="float">
            <text:p>75.6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2592" calcext:value-type="float">
            <text:p>75.6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564" calcext:value-type="float">
            <text:p>75.6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6976" calcext:value-type="float">
            <text:p>75.6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612" calcext:value-type="float">
            <text:p>75.6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3552" calcext:value-type="float">
            <text:p>75.6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612" calcext:value-type="float">
            <text:p>75.6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612" calcext:value-type="float">
            <text:p>75.6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9168" calcext:value-type="float">
            <text:p>75.6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612" calcext:value-type="float">
            <text:p>75.6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7832" calcext:value-type="float">
            <text:p>75.6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3928" calcext:value-type="float">
            <text:p>75.6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9168" calcext:value-type="float">
            <text:p>75.6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9168" calcext:value-type="float">
            <text:p>75.6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9168" calcext:value-type="float">
            <text:p>75.6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3072" calcext:value-type="float">
            <text:p>75.6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1736" calcext:value-type="float">
            <text:p>75.6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9168" calcext:value-type="float">
            <text:p>75.6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9168" calcext:value-type="float">
            <text:p>75.6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9168" calcext:value-type="float">
            <text:p>75.6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9168" calcext:value-type="float">
            <text:p>75.6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3928" calcext:value-type="float">
            <text:p>75.6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3928" calcext:value-type="float">
            <text:p>75.6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3928" calcext:value-type="float">
            <text:p>75.6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6976" calcext:value-type="float">
            <text:p>75.6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564" calcext:value-type="float">
            <text:p>75.6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6496" calcext:value-type="float">
            <text:p>75.5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6496" calcext:value-type="float">
            <text:p>75.5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3072" calcext:value-type="float">
            <text:p>75.6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6496" calcext:value-type="float">
            <text:p>75.5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6976" calcext:value-type="float">
            <text:p>75.6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8688" calcext:value-type="float">
            <text:p>75.6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8688" calcext:value-type="float">
            <text:p>75.6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0024" calcext:value-type="float">
            <text:p>75.6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6976" calcext:value-type="float">
            <text:p>75.6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3448" calcext:value-type="float">
            <text:p>75.5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7352" calcext:value-type="float">
            <text:p>75.5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7352" calcext:value-type="float">
            <text:p>75.5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564" calcext:value-type="float">
            <text:p>75.6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6976" calcext:value-type="float">
            <text:p>75.6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7832" calcext:value-type="float">
            <text:p>75.6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088" calcext:value-type="float">
            <text:p>75.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3928" calcext:value-type="float">
            <text:p>75.6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2592" calcext:value-type="float">
            <text:p>75.6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2592" calcext:value-type="float">
            <text:p>75.6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1736" calcext:value-type="float">
            <text:p>75.6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7832" calcext:value-type="float">
            <text:p>75.6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2592" calcext:value-type="float">
            <text:p>75.6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2592" calcext:value-type="float">
            <text:p>75.6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2592" calcext:value-type="float">
            <text:p>75.6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8688" calcext:value-type="float">
            <text:p>75.6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1736" calcext:value-type="float">
            <text:p>75.6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7832" calcext:value-type="float">
            <text:p>75.6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7832" calcext:value-type="float">
            <text:p>75.6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088" calcext:value-type="float">
            <text:p>75.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7832" calcext:value-type="float">
            <text:p>75.6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1736" calcext:value-type="float">
            <text:p>75.6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1736" calcext:value-type="float">
            <text:p>75.6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9544" calcext:value-type="float">
            <text:p>75.5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3448" calcext:value-type="float">
            <text:p>75.5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3448" calcext:value-type="float">
            <text:p>75.5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564" calcext:value-type="float">
            <text:p>75.6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564" calcext:value-type="float">
            <text:p>75.6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8688" calcext:value-type="float">
            <text:p>75.6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8688" calcext:value-type="float">
            <text:p>75.6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9544" calcext:value-type="float">
            <text:p>75.5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2592" calcext:value-type="float">
            <text:p>75.6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2592" calcext:value-type="float">
            <text:p>75.6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6496" calcext:value-type="float">
            <text:p>75.5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9544" calcext:value-type="float">
            <text:p>75.5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564" calcext:value-type="float">
            <text:p>75.6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8688" calcext:value-type="float">
            <text:p>75.6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8208" calcext:value-type="float">
            <text:p>75.5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1256" calcext:value-type="float">
            <text:p>75.5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7352" calcext:value-type="float">
            <text:p>75.5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6496" calcext:value-type="float">
            <text:p>75.5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6496" calcext:value-type="float">
            <text:p>75.5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6496" calcext:value-type="float">
            <text:p>75.5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8208" calcext:value-type="float">
            <text:p>75.5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8208" calcext:value-type="float">
            <text:p>75.5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1256" calcext:value-type="float">
            <text:p>75.5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1736" calcext:value-type="float">
            <text:p>75.6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2592" calcext:value-type="float">
            <text:p>75.6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3448" calcext:value-type="float">
            <text:p>75.5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4304" calcext:value-type="float">
            <text:p>75.5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4304" calcext:value-type="float">
            <text:p>75.5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4304" calcext:value-type="float">
            <text:p>75.5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4304" calcext:value-type="float">
            <text:p>75.5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516" calcext:value-type="float">
            <text:p>75.5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992" calcext:value-type="float">
            <text:p>75.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2968" calcext:value-type="float">
            <text:p>75.5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8208" calcext:value-type="float">
            <text:p>75.5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4304" calcext:value-type="float">
            <text:p>75.5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6496" calcext:value-type="float">
            <text:p>75.5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8688" calcext:value-type="float">
            <text:p>75.6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2968" calcext:value-type="float">
            <text:p>75.5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992" calcext:value-type="float">
            <text:p>75.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992" calcext:value-type="float">
            <text:p>75.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4304" calcext:value-type="float">
            <text:p>75.5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3448" calcext:value-type="float">
            <text:p>75.5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3448" calcext:value-type="float">
            <text:p>75.5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9544" calcext:value-type="float">
            <text:p>75.5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564" calcext:value-type="float">
            <text:p>75.6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8208" calcext:value-type="float">
            <text:p>75.5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2112" calcext:value-type="float">
            <text:p>75.5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6016" calcext:value-type="float">
            <text:p>75.5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992" calcext:value-type="float">
            <text:p>75.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992" calcext:value-type="float">
            <text:p>75.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9064" calcext:value-type="float">
            <text:p>75.5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9064" calcext:value-type="float">
            <text:p>75.5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9544" calcext:value-type="float">
            <text:p>75.5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1256" calcext:value-type="float">
            <text:p>75.5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9064" calcext:value-type="float">
            <text:p>75.5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3448" calcext:value-type="float">
            <text:p>75.5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2968" calcext:value-type="float">
            <text:p>75.5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6392" calcext:value-type="float">
            <text:p>75.5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6016" calcext:value-type="float">
            <text:p>75.5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8584" calcext:value-type="float">
            <text:p>75.5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8584" calcext:value-type="float">
            <text:p>75.5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516" calcext:value-type="float">
            <text:p>75.5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6016" calcext:value-type="float">
            <text:p>75.5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1632" calcext:value-type="float">
            <text:p>75.5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1632" calcext:value-type="float">
            <text:p>75.5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992" calcext:value-type="float">
            <text:p>75.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2112" calcext:value-type="float">
            <text:p>75.5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2112" calcext:value-type="float">
            <text:p>75.5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2968" calcext:value-type="float">
            <text:p>75.5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2968" calcext:value-type="float">
            <text:p>75.5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516" calcext:value-type="float">
            <text:p>75.5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2968" calcext:value-type="float">
            <text:p>75.5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5536" calcext:value-type="float">
            <text:p>75.5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7248" calcext:value-type="float">
            <text:p>75.5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7248" calcext:value-type="float">
            <text:p>75.5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3824" calcext:value-type="float">
            <text:p>75.5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3824" calcext:value-type="float">
            <text:p>75.5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3824" calcext:value-type="float">
            <text:p>75.5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6392" calcext:value-type="float">
            <text:p>75.5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1632" calcext:value-type="float">
            <text:p>75.5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8104" calcext:value-type="float">
            <text:p>75.5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8104" calcext:value-type="float">
            <text:p>75.5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7248" calcext:value-type="float">
            <text:p>75.5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1632" calcext:value-type="float">
            <text:p>75.5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8688" calcext:value-type="float">
            <text:p>75.6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8584" calcext:value-type="float">
            <text:p>75.5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8104" calcext:value-type="float">
            <text:p>75.5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8104" calcext:value-type="float">
            <text:p>75.5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2488" calcext:value-type="float">
            <text:p>75.5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4576" calcext:value-type="float">
            <text:p>75.4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4576" calcext:value-type="float">
            <text:p>75.4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2968" calcext:value-type="float">
            <text:p>75.5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6016" calcext:value-type="float">
            <text:p>75.5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8584" calcext:value-type="float">
            <text:p>75.5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8584" calcext:value-type="float">
            <text:p>75.5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8584" calcext:value-type="float">
            <text:p>75.5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42" calcext:value-type="float">
            <text:p>75.5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6392" calcext:value-type="float">
            <text:p>75.5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7352" calcext:value-type="float">
            <text:p>75.5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5912" calcext:value-type="float">
            <text:p>75.4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1632" calcext:value-type="float">
            <text:p>75.5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6872" calcext:value-type="float">
            <text:p>75.5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2112" calcext:value-type="float">
            <text:p>75.5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6768" calcext:value-type="float">
            <text:p>75.4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6768" calcext:value-type="float">
            <text:p>75.4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3824" calcext:value-type="float">
            <text:p>75.5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3824" calcext:value-type="float">
            <text:p>75.5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2968" calcext:value-type="float">
            <text:p>75.5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8104" calcext:value-type="float">
            <text:p>75.5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8104" calcext:value-type="float">
            <text:p>75.5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8104" calcext:value-type="float">
            <text:p>75.5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8584" calcext:value-type="float">
            <text:p>75.5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9816" calcext:value-type="float">
            <text:p>75.4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9816" calcext:value-type="float">
            <text:p>75.4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6768" calcext:value-type="float">
            <text:p>75.4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7248" calcext:value-type="float">
            <text:p>75.5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2968" calcext:value-type="float">
            <text:p>75.5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5912" calcext:value-type="float">
            <text:p>75.4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2968" calcext:value-type="float">
            <text:p>75.5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7248" calcext:value-type="float">
            <text:p>75.5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9816" calcext:value-type="float">
            <text:p>75.4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9816" calcext:value-type="float">
            <text:p>75.4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6392" calcext:value-type="float">
            <text:p>75.5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0296" calcext:value-type="float">
            <text:p>75.5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2488" calcext:value-type="float">
            <text:p>75.5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7728" calcext:value-type="float">
            <text:p>75.5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6392" calcext:value-type="float">
            <text:p>75.5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6392" calcext:value-type="float">
            <text:p>75.5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6768" calcext:value-type="float">
            <text:p>75.4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6768" calcext:value-type="float">
            <text:p>75.4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6872" calcext:value-type="float">
            <text:p>75.5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0296" calcext:value-type="float">
            <text:p>75.5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7248" calcext:value-type="float">
            <text:p>75.5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8104" calcext:value-type="float">
            <text:p>75.5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6288" calcext:value-type="float">
            <text:p>75.4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6288" calcext:value-type="float">
            <text:p>75.4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6392" calcext:value-type="float">
            <text:p>75.5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9064" calcext:value-type="float">
            <text:p>75.5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2488" calcext:value-type="float">
            <text:p>75.5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1528" calcext:value-type="float">
            <text:p>75.4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2008" calcext:value-type="float">
            <text:p>75.5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6768" calcext:value-type="float">
            <text:p>75.4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6768" calcext:value-type="float">
            <text:p>75.4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42" calcext:value-type="float">
            <text:p>75.5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8104" calcext:value-type="float">
            <text:p>75.5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8104" calcext:value-type="float">
            <text:p>75.5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5912" calcext:value-type="float">
            <text:p>75.4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9816" calcext:value-type="float">
            <text:p>75.4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4576" calcext:value-type="float">
            <text:p>75.4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4576" calcext:value-type="float">
            <text:p>75.4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6768" calcext:value-type="float">
            <text:p>75.4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7144" calcext:value-type="float">
            <text:p>75.4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324" calcext:value-type="float">
            <text:p>75.4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0672" calcext:value-type="float">
            <text:p>75.4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0672" calcext:value-type="float">
            <text:p>75.4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1152" calcext:value-type="float">
            <text:p>75.5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9336" calcext:value-type="float">
            <text:p>75.4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9336" calcext:value-type="float">
            <text:p>75.4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6768" calcext:value-type="float">
            <text:p>75.4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324" calcext:value-type="float">
            <text:p>75.4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6288" calcext:value-type="float">
            <text:p>75.4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3824" calcext:value-type="float">
            <text:p>75.5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1152" calcext:value-type="float">
            <text:p>75.5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7248" calcext:value-type="float">
            <text:p>75.5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6288" calcext:value-type="float">
            <text:p>75.4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6288" calcext:value-type="float">
            <text:p>75.4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1528" calcext:value-type="float">
            <text:p>75.4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6768" calcext:value-type="float">
            <text:p>75.4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6288" calcext:value-type="float">
            <text:p>75.4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2-10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5432" calcext:value-type="float">
            <text:p>75.4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4576" calcext:value-type="float">
            <text:p>75.4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6768" calcext:value-type="float">
            <text:p>75.4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1528" calcext:value-type="float">
            <text:p>75.4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0672" calcext:value-type="float">
            <text:p>75.4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1152" calcext:value-type="float">
            <text:p>75.5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1152" calcext:value-type="float">
            <text:p>75.5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1632" calcext:value-type="float">
            <text:p>75.5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1152" calcext:value-type="float">
            <text:p>75.5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6392" calcext:value-type="float">
            <text:p>75.5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7624" calcext:value-type="float">
            <text:p>75.4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7624" calcext:value-type="float">
            <text:p>75.4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7144" calcext:value-type="float">
            <text:p>75.4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7144" calcext:value-type="float">
            <text:p>75.4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5912" calcext:value-type="float">
            <text:p>75.4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0296" calcext:value-type="float">
            <text:p>75.5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9336" calcext:value-type="float">
            <text:p>75.4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1528" calcext:value-type="float">
            <text:p>75.4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6768" calcext:value-type="float">
            <text:p>75.4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0672" calcext:value-type="float">
            <text:p>75.4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1152" calcext:value-type="float">
            <text:p>75.5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9336" calcext:value-type="float">
            <text:p>75.4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9816" calcext:value-type="float">
            <text:p>75.4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9816" calcext:value-type="float">
            <text:p>75.4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7728" calcext:value-type="float">
            <text:p>75.5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4096" calcext:value-type="float">
            <text:p>75.4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9816" calcext:value-type="float">
            <text:p>75.4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9336" calcext:value-type="float">
            <text:p>75.4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9336" calcext:value-type="float">
            <text:p>75.4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1528" calcext:value-type="float">
            <text:p>75.4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1152" calcext:value-type="float">
            <text:p>75.5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6768" calcext:value-type="float">
            <text:p>75.4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6392" calcext:value-type="float">
            <text:p>75.5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5536" calcext:value-type="float">
            <text:p>75.5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1528" calcext:value-type="float">
            <text:p>75.4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2008" calcext:value-type="float">
            <text:p>75.5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7624" calcext:value-type="float">
            <text:p>75.4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7624" calcext:value-type="float">
            <text:p>75.4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2008" calcext:value-type="float">
            <text:p>75.5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42" calcext:value-type="float">
            <text:p>75.5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42" calcext:value-type="float">
            <text:p>75.5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7248" calcext:value-type="float">
            <text:p>75.5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8584" calcext:value-type="float">
            <text:p>75.5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8584" calcext:value-type="float">
            <text:p>75.5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2008" calcext:value-type="float">
            <text:p>75.5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1528" calcext:value-type="float">
            <text:p>75.4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1528" calcext:value-type="float">
            <text:p>75.4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9336" calcext:value-type="float">
            <text:p>75.4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9336" calcext:value-type="float">
            <text:p>75.4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4096" calcext:value-type="float">
            <text:p>75.4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4096" calcext:value-type="float">
            <text:p>75.4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4096" calcext:value-type="float">
            <text:p>75.4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8104" calcext:value-type="float">
            <text:p>75.5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276" calcext:value-type="float">
            <text:p>75.4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276" calcext:value-type="float">
            <text:p>75.4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1528" calcext:value-type="float">
            <text:p>75.4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324" calcext:value-type="float">
            <text:p>75.4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324" calcext:value-type="float">
            <text:p>75.4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4576" calcext:value-type="float">
            <text:p>75.4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9336" calcext:value-type="float">
            <text:p>75.4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324" calcext:value-type="float">
            <text:p>75.4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324" calcext:value-type="float">
            <text:p>75.4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1528" calcext:value-type="float">
            <text:p>75.4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324" calcext:value-type="float">
            <text:p>75.4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324" calcext:value-type="float">
            <text:p>75.4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6768" calcext:value-type="float">
            <text:p>75.4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4576" calcext:value-type="float">
            <text:p>75.4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4576" calcext:value-type="float">
            <text:p>75.4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0192" calcext:value-type="float">
            <text:p>75.4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6288" calcext:value-type="float">
            <text:p>75.4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6288" calcext:value-type="float">
            <text:p>75.4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1528" calcext:value-type="float">
            <text:p>75.4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1528" calcext:value-type="float">
            <text:p>75.4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9336" calcext:value-type="float">
            <text:p>75.4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0192" calcext:value-type="float">
            <text:p>75.4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0192" calcext:value-type="float">
            <text:p>75.4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6288" calcext:value-type="float">
            <text:p>75.4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1048" calcext:value-type="float">
            <text:p>75.4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8" calcext:value-type="float">
            <text:p>75.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8" calcext:value-type="float">
            <text:p>75.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1048" calcext:value-type="float">
            <text:p>75.4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8" calcext:value-type="float">
            <text:p>75.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5808" calcext:value-type="float">
            <text:p>75.4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5808" calcext:value-type="float">
            <text:p>75.4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6288" calcext:value-type="float">
            <text:p>75.4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1528" calcext:value-type="float">
            <text:p>75.4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6288" calcext:value-type="float">
            <text:p>75.4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6288" calcext:value-type="float">
            <text:p>75.4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4096" calcext:value-type="float">
            <text:p>75.4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4096" calcext:value-type="float">
            <text:p>75.4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276" calcext:value-type="float">
            <text:p>75.4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276" calcext:value-type="float">
            <text:p>75.4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276" calcext:value-type="float">
            <text:p>75.4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1048" calcext:value-type="float">
            <text:p>75.4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1048" calcext:value-type="float">
            <text:p>75.4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4096" calcext:value-type="float">
            <text:p>75.4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4096" calcext:value-type="float">
            <text:p>75.4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4096" calcext:value-type="float">
            <text:p>75.4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1048" calcext:value-type="float">
            <text:p>75.4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8" calcext:value-type="float">
            <text:p>75.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6664" calcext:value-type="float">
            <text:p>75.4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4096" calcext:value-type="float">
            <text:p>75.4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5808" calcext:value-type="float">
            <text:p>75.4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324" calcext:value-type="float">
            <text:p>75.4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3616" calcext:value-type="float">
            <text:p>75.4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5328" calcext:value-type="float">
            <text:p>75.3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4952" calcext:value-type="float">
            <text:p>75.4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5328" calcext:value-type="float">
            <text:p>75.3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8376" calcext:value-type="float">
            <text:p>75.3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276" calcext:value-type="float">
            <text:p>75.4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228" calcext:value-type="float">
            <text:p>75.3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6664" calcext:value-type="float">
            <text:p>75.4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0088" calcext:value-type="float">
            <text:p>75.3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5808" calcext:value-type="float">
            <text:p>75.4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752" calcext:value-type="float">
            <text:p>75.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9232" calcext:value-type="float">
            <text:p>75.3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2656" calcext:value-type="float">
            <text:p>75.3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4848" calcext:value-type="float">
            <text:p>75.3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4848" calcext:value-type="float">
            <text:p>75.3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18" calcext:value-type="float">
            <text:p>75.3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132" calcext:value-type="float">
            <text:p>75.3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3888" calcext:value-type="float">
            <text:p>75.3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4848" calcext:value-type="float">
            <text:p>75.3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7416" calcext:value-type="float">
            <text:p>75.3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7416" calcext:value-type="float">
            <text:p>75.3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0464" calcext:value-type="float">
            <text:p>75.3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0464" calcext:value-type="float">
            <text:p>75.3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8272" calcext:value-type="float">
            <text:p>75.3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7792" calcext:value-type="float">
            <text:p>75.2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9984" calcext:value-type="float">
            <text:p>75.3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6184" calcext:value-type="float">
            <text:p>75.3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5224" calcext:value-type="float">
            <text:p>75.3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8168" calcext:value-type="float">
            <text:p>75.2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3888" calcext:value-type="float">
            <text:p>75.3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9504" calcext:value-type="float">
            <text:p>75.2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2656" calcext:value-type="float">
            <text:p>75.3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7896" calcext:value-type="float">
            <text:p>75.3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9984" calcext:value-type="float">
            <text:p>75.3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2176" calcext:value-type="float">
            <text:p>75.3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5224" calcext:value-type="float">
            <text:p>75.3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12-15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1696" calcext:value-type="float">
            <text:p>75.2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084" calcext:value-type="float">
            <text:p>75.3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0464" calcext:value-type="float">
            <text:p>75.3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1424" calcext:value-type="float">
            <text:p>75.4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3888" calcext:value-type="float">
            <text:p>75.3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608" calcext:value-type="float">
            <text:p>75.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8272" calcext:value-type="float">
            <text:p>75.3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3888" calcext:value-type="float">
            <text:p>75.3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9128" calcext:value-type="float">
            <text:p>75.3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4744" calcext:value-type="float">
            <text:p>75.2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0736" calcext:value-type="float">
            <text:p>75.2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8648" calcext:value-type="float">
            <text:p>75.2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1216" calcext:value-type="float">
            <text:p>75.2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2552" calcext:value-type="float">
            <text:p>75.2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7312" calcext:value-type="float">
            <text:p>75.2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9504" calcext:value-type="float">
            <text:p>75.2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3408" calcext:value-type="float">
            <text:p>75.2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9504" calcext:value-type="float">
            <text:p>75.2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036" calcext:value-type="float">
            <text:p>75.2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4744" calcext:value-type="float">
            <text:p>75.2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9024" calcext:value-type="float">
            <text:p>75.2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036" calcext:value-type="float">
            <text:p>75.2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2072" calcext:value-type="float">
            <text:p>75.2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3408" calcext:value-type="float">
            <text:p>75.2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8168" calcext:value-type="float">
            <text:p>75.2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9024" calcext:value-type="float">
            <text:p>75.2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8168" calcext:value-type="float">
            <text:p>75.2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1216" calcext:value-type="float">
            <text:p>75.2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2928" calcext:value-type="float">
            <text:p>75.2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9024" calcext:value-type="float">
            <text:p>75.2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512" calcext:value-type="float">
            <text:p>75.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5976" calcext:value-type="float">
            <text:p>75.2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5976" calcext:value-type="float">
            <text:p>75.2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7688" calcext:value-type="float">
            <text:p>75.2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6832" calcext:value-type="float">
            <text:p>75.2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2928" calcext:value-type="float">
            <text:p>75.2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6456" calcext:value-type="float">
            <text:p>75.2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94" calcext:value-type="float">
            <text:p>75.2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464" calcext:value-type="float">
            <text:p>75.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94" calcext:value-type="float">
            <text:p>75.2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5496" calcext:value-type="float">
            <text:p>75.2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8544" calcext:value-type="float">
            <text:p>75.2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0736" calcext:value-type="float">
            <text:p>75.2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512" calcext:value-type="float">
            <text:p>75.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9776" calcext:value-type="float">
            <text:p>75.1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2072" calcext:value-type="float">
            <text:p>75.2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2448" calcext:value-type="float">
            <text:p>75.2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5016" calcext:value-type="float">
            <text:p>75.1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6728" calcext:value-type="float">
            <text:p>75.1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1968" calcext:value-type="float">
            <text:p>75.1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1112" calcext:value-type="float">
            <text:p>75.1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2072" calcext:value-type="float">
            <text:p>75.2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7208" calcext:value-type="float">
            <text:p>75.1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9776" calcext:value-type="float">
            <text:p>75.1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2448" calcext:value-type="float">
            <text:p>75.2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8544" calcext:value-type="float">
            <text:p>75.2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1592" calcext:value-type="float">
            <text:p>75.2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2344" calcext:value-type="float">
            <text:p>75.1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8064" calcext:value-type="float">
            <text:p>75.1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1488" calcext:value-type="float">
            <text:p>75.1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7584" calcext:value-type="float">
            <text:p>75.1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1488" calcext:value-type="float">
            <text:p>75.1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0632" calcext:value-type="float">
            <text:p>75.1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4536" calcext:value-type="float">
            <text:p>75.1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1488" calcext:value-type="float">
            <text:p>75.1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1488" calcext:value-type="float">
            <text:p>75.1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6352" calcext:value-type="float">
            <text:p>75.2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0152" calcext:value-type="float">
            <text:p>75.1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2344" calcext:value-type="float">
            <text:p>75.1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12-18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5392" calcext:value-type="float">
            <text:p>75.1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844" calcext:value-type="float">
            <text:p>75.1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1112" calcext:value-type="float">
            <text:p>75.1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796" calcext:value-type="float">
            <text:p>75.1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0528" calcext:value-type="float">
            <text:p>75.0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5768" calcext:value-type="float">
            <text:p>75.1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8816" calcext:value-type="float">
            <text:p>75.1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0528" calcext:value-type="float">
            <text:p>75.0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9296" calcext:value-type="float">
            <text:p>75.1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7584" calcext:value-type="float">
            <text:p>75.1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5768" calcext:value-type="float">
            <text:p>75.1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3576" calcext:value-type="float">
            <text:p>75.0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1864" calcext:value-type="float">
            <text:p>75.1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4432" calcext:value-type="float">
            <text:p>75.0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6624" calcext:value-type="float">
            <text:p>75.0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6248" calcext:value-type="float">
            <text:p>75.1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0528" calcext:value-type="float">
            <text:p>75.0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9672" calcext:value-type="float">
            <text:p>75.0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272" calcext:value-type="float">
            <text:p>75.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1864" calcext:value-type="float">
            <text:p>75.1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272" calcext:value-type="float">
            <text:p>75.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9672" calcext:value-type="float">
            <text:p>75.0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8336" calcext:value-type="float">
            <text:p>75.0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272" calcext:value-type="float">
            <text:p>75.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0048" calcext:value-type="float">
            <text:p>75.0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8336" calcext:value-type="float">
            <text:p>75.0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6144" calcext:value-type="float">
            <text:p>75.0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224" calcext:value-type="float">
            <text:p>75.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3096" calcext:value-type="float">
            <text:p>75.0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6144" calcext:value-type="float">
            <text:p>75.0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3952" calcext:value-type="float">
            <text:p>75.0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6624" calcext:value-type="float">
            <text:p>75.0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0528" calcext:value-type="float">
            <text:p>75.0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5288" calcext:value-type="float">
            <text:p>75.0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6144" calcext:value-type="float">
            <text:p>75.0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4808" calcext:value-type="float">
            <text:p>75.0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128" calcext:value-type="float">
            <text:p>75.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7856" calcext:value-type="float">
            <text:p>75.0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7856" calcext:value-type="float">
            <text:p>75.0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6144" calcext:value-type="float">
            <text:p>75.0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3952" calcext:value-type="float">
            <text:p>75.0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9088" calcext:value-type="float">
            <text:p>74.9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8712" calcext:value-type="float">
            <text:p>75.0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176" calcext:value-type="float">
            <text:p>75.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5184" calcext:value-type="float">
            <text:p>75.0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224" calcext:value-type="float">
            <text:p>75.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8608" calcext:value-type="float">
            <text:p>74.9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604" calcext:value-type="float">
            <text:p>74.9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9088" calcext:value-type="float">
            <text:p>74.9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0904" calcext:value-type="float">
            <text:p>75.0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176" calcext:value-type="float">
            <text:p>75.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8232" calcext:value-type="float">
            <text:p>75.0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4808" calcext:value-type="float">
            <text:p>75.0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8712" calcext:value-type="float">
            <text:p>75.0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9088" calcext:value-type="float">
            <text:p>74.9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0424" calcext:value-type="float">
            <text:p>75.0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8608" calcext:value-type="float">
            <text:p>74.9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8128" calcext:value-type="float">
            <text:p>74.9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604" calcext:value-type="float">
            <text:p>74.9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1176" calcext:value-type="float">
            <text:p>74.9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3848" calcext:value-type="float">
            <text:p>74.9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9464" calcext:value-type="float">
            <text:p>74.9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6896" calcext:value-type="float">
            <text:p>74.9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032" calcext:value-type="float">
            <text:p>74.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3368" calcext:value-type="float">
            <text:p>74.9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5936" calcext:value-type="float">
            <text:p>74.9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556" calcext:value-type="float">
            <text:p>74.9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2408" calcext:value-type="float">
            <text:p>74.8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2512" calcext:value-type="float">
            <text:p>74.9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6896" calcext:value-type="float">
            <text:p>74.9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8128" calcext:value-type="float">
            <text:p>74.9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032" calcext:value-type="float">
            <text:p>74.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6792" calcext:value-type="float">
            <text:p>74.9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12-04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9088" calcext:value-type="float">
            <text:p>74.9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6312" calcext:value-type="float">
            <text:p>74.8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8128" calcext:value-type="float">
            <text:p>74.9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2512" calcext:value-type="float">
            <text:p>74.9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5936" calcext:value-type="float">
            <text:p>74.9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6312" calcext:value-type="float">
            <text:p>74.8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0216" calcext:value-type="float">
            <text:p>74.8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5456" calcext:value-type="float">
            <text:p>74.8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8984" calcext:value-type="float">
            <text:p>74.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7272" calcext:value-type="float">
            <text:p>74.9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4704" calcext:value-type="float">
            <text:p>74.9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2512" calcext:value-type="float">
            <text:p>74.9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5456" calcext:value-type="float">
            <text:p>74.8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032" calcext:value-type="float">
            <text:p>74.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0696" calcext:value-type="float">
            <text:p>74.9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0696" calcext:value-type="float">
            <text:p>74.9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6792" calcext:value-type="float">
            <text:p>74.9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508" calcext:value-type="float">
            <text:p>74.9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0696" calcext:value-type="float">
            <text:p>74.9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2888" calcext:value-type="float">
            <text:p>74.9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3744" calcext:value-type="float">
            <text:p>74.9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5456" calcext:value-type="float">
            <text:p>74.8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7648" calcext:value-type="float">
            <text:p>74.9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5936" calcext:value-type="float">
            <text:p>74.9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0696" calcext:value-type="float">
            <text:p>74.9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1552" calcext:value-type="float">
            <text:p>74.9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7648" calcext:value-type="float">
            <text:p>74.9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6792" calcext:value-type="float">
            <text:p>74.9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8024" calcext:value-type="float">
            <text:p>74.8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936" calcext:value-type="float">
            <text:p>74.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0216" calcext:value-type="float">
            <text:p>74.8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1928" calcext:value-type="float">
            <text:p>74.8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2888" calcext:value-type="float">
            <text:p>74.9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412" calcext:value-type="float">
            <text:p>74.8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2408" calcext:value-type="float">
            <text:p>74.8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1928" calcext:value-type="float">
            <text:p>74.8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5832" calcext:value-type="float">
            <text:p>74.8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0592" calcext:value-type="float">
            <text:p>74.8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1448" calcext:value-type="float">
            <text:p>74.8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5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2784" calcext:value-type="float">
            <text:p>74.8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9736" calcext:value-type="float">
            <text:p>74.8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5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7168" calcext:value-type="float">
            <text:p>74.8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4976" calcext:value-type="float">
            <text:p>74.8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5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0112" calcext:value-type="float">
            <text:p>74.8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5832" calcext:value-type="float">
            <text:p>74.8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0592" calcext:value-type="float">
            <text:p>74.8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5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7064" calcext:value-type="float">
            <text:p>74.8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0592" calcext:value-type="float">
            <text:p>74.8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268" calcext:value-type="float">
            <text:p>74.7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2784" calcext:value-type="float">
            <text:p>74.8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9256" calcext:value-type="float">
            <text:p>74.8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4016" calcext:value-type="float">
            <text:p>74.8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936" calcext:value-type="float">
            <text:p>74.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8776" calcext:value-type="float">
            <text:p>74.7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7544" calcext:value-type="float">
            <text:p>74.8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4768" calcext:value-type="float">
            <text:p>74.7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4392" calcext:value-type="float">
            <text:p>74.7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4392" calcext:value-type="float">
            <text:p>74.7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7064" calcext:value-type="float">
            <text:p>74.8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9632" calcext:value-type="float">
            <text:p>74.7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4392" calcext:value-type="float">
            <text:p>74.7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5728" calcext:value-type="float">
            <text:p>74.7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2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0008" calcext:value-type="float">
            <text:p>74.7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3432" calcext:value-type="float">
            <text:p>74.7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1344" calcext:value-type="float">
            <text:p>74.7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7816" calcext:value-type="float">
            <text:p>74.7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744" calcext:value-type="float">
            <text:p>74.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6584" calcext:value-type="float">
            <text:p>74.7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12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744" calcext:value-type="float">
            <text:p>74.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1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4768" calcext:value-type="float">
            <text:p>74.7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12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172" calcext:value-type="float">
            <text:p>74.7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12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3056" calcext:value-type="float">
            <text:p>74.7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8776" calcext:value-type="float">
            <text:p>74.7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12-05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0968" calcext:value-type="float">
            <text:p>74.8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9152" calcext:value-type="float">
            <text:p>74.7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9632" calcext:value-type="float">
            <text:p>74.7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1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2576" calcext:value-type="float">
            <text:p>74.7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2576" calcext:value-type="float">
            <text:p>74.7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1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3912" calcext:value-type="float">
            <text:p>74.7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0008" calcext:value-type="float">
            <text:p>74.7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9528" calcext:value-type="float">
            <text:p>74.7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8192" calcext:value-type="float">
            <text:p>74.6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10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0968" calcext:value-type="float">
            <text:p>74.8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0488" calcext:value-type="float">
            <text:p>74.7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10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5624" calcext:value-type="float">
            <text:p>74.7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172" calcext:value-type="float">
            <text:p>74.7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9528" calcext:value-type="float">
            <text:p>74.7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696" calcext:value-type="float">
            <text:p>74.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3432" calcext:value-type="float">
            <text:p>74.7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9528" calcext:value-type="float">
            <text:p>74.7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4768" calcext:value-type="float">
            <text:p>74.7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4768" calcext:value-type="float">
            <text:p>74.7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2576" calcext:value-type="float">
            <text:p>74.7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3432" calcext:value-type="float">
            <text:p>74.7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124" calcext:value-type="float">
            <text:p>74.6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0384" calcext:value-type="float">
            <text:p>74.7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1616" calcext:value-type="float">
            <text:p>74.6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7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3432" calcext:value-type="float">
            <text:p>74.7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124" calcext:value-type="float">
            <text:p>74.6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2096" calcext:value-type="float">
            <text:p>74.6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7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2096" calcext:value-type="float">
            <text:p>74.6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3808" calcext:value-type="float">
            <text:p>74.6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4288" calcext:value-type="float">
            <text:p>74.6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3808" calcext:value-type="float">
            <text:p>74.6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6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4664" calcext:value-type="float">
            <text:p>74.6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4664" calcext:value-type="float">
            <text:p>74.6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076" calcext:value-type="float">
            <text:p>74.6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6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9424" calcext:value-type="float">
            <text:p>74.6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4664" calcext:value-type="float">
            <text:p>74.6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5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4664" calcext:value-type="float">
            <text:p>74.6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2848" calcext:value-type="float">
            <text:p>74.6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4288" calcext:value-type="float">
            <text:p>74.6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5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1136" calcext:value-type="float">
            <text:p>74.6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9424" calcext:value-type="float">
            <text:p>74.6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5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3328" calcext:value-type="float">
            <text:p>74.6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6856" calcext:value-type="float">
            <text:p>74.6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408" calcext:value-type="float">
            <text:p>74.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7232" calcext:value-type="float">
            <text:p>74.6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2848" calcext:value-type="float">
            <text:p>74.6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2952" calcext:value-type="float">
            <text:p>74.6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9048" calcext:value-type="float">
            <text:p>74.6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8088" calcext:value-type="float">
            <text:p>74.6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4184" calcext:value-type="float">
            <text:p>74.6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2848" calcext:value-type="float">
            <text:p>74.6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3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2848" calcext:value-type="float">
            <text:p>74.6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7232" calcext:value-type="float">
            <text:p>74.6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3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3224" calcext:value-type="float">
            <text:p>74.5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2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2368" calcext:value-type="float">
            <text:p>74.5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8944" calcext:value-type="float">
            <text:p>74.6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2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98" calcext:value-type="float">
            <text:p>74.5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6272" calcext:value-type="float">
            <text:p>74.5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7128" calcext:value-type="float">
            <text:p>74.5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3224" calcext:value-type="float">
            <text:p>74.5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9424" calcext:value-type="float">
            <text:p>74.6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4936" calcext:value-type="float">
            <text:p>74.5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7984" calcext:value-type="float">
            <text:p>74.5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9216" calcext:value-type="float">
            <text:p>74.4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5792" calcext:value-type="float">
            <text:p>74.5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6544" calcext:value-type="float">
            <text:p>74.4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312" calcext:value-type="float">
            <text:p>74.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7128" calcext:value-type="float">
            <text:p>74.5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788" calcext:value-type="float">
            <text:p>74.4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3976" calcext:value-type="float">
            <text:p>74.4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1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0928" calcext:value-type="float">
            <text:p>74.4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11-3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5416" calcext:value-type="float">
            <text:p>74.5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2744" calcext:value-type="float">
            <text:p>74.5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884" calcext:value-type="float">
            <text:p>74.5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11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4832" calcext:value-type="float">
            <text:p>74.4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11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836" calcext:value-type="float">
            <text:p>74.5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1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2264" calcext:value-type="float">
            <text:p>74.5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6168" calcext:value-type="float">
            <text:p>74.4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836" calcext:value-type="float">
            <text:p>74.5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3976" calcext:value-type="float">
            <text:p>74.4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10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5792" calcext:value-type="float">
            <text:p>74.5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3496" calcext:value-type="float">
            <text:p>74.4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10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8736" calcext:value-type="float">
            <text:p>74.4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8736" calcext:value-type="float">
            <text:p>74.4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4352" calcext:value-type="float">
            <text:p>74.4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788" calcext:value-type="float">
            <text:p>74.4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788" calcext:value-type="float">
            <text:p>74.4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1304" calcext:value-type="float">
            <text:p>74.4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2264" calcext:value-type="float">
            <text:p>74.5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6544" calcext:value-type="float">
            <text:p>74.4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264" calcext:value-type="float">
            <text:p>74.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6544" calcext:value-type="float">
            <text:p>74.4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4352" calcext:value-type="float">
            <text:p>74.4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74" calcext:value-type="float">
            <text:p>74.4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8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0448" calcext:value-type="float">
            <text:p>74.4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9968" calcext:value-type="float">
            <text:p>74.4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74" calcext:value-type="float">
            <text:p>74.4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216" calcext:value-type="float">
            <text:p>74.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3872" calcext:value-type="float">
            <text:p>74.4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7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2536" calcext:value-type="float">
            <text:p>74.3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7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168" calcext:value-type="float">
            <text:p>74.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6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3872" calcext:value-type="float">
            <text:p>74.4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6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3872" calcext:value-type="float">
            <text:p>74.4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6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216" calcext:value-type="float">
            <text:p>74.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4728" calcext:value-type="float">
            <text:p>74.4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6064" calcext:value-type="float">
            <text:p>74.4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168" calcext:value-type="float">
            <text:p>74.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168" calcext:value-type="float">
            <text:p>74.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5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644" calcext:value-type="float">
            <text:p>74.3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8632" calcext:value-type="float">
            <text:p>74.3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3392" calcext:value-type="float">
            <text:p>74.3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5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4248" calcext:value-type="float">
            <text:p>74.3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8632" calcext:value-type="float">
            <text:p>74.3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644" calcext:value-type="float">
            <text:p>74.3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8256" calcext:value-type="float">
            <text:p>74.4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5584" calcext:value-type="float">
            <text:p>74.3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9864" calcext:value-type="float">
            <text:p>74.3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4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7296" calcext:value-type="float">
            <text:p>74.3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4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6816" calcext:value-type="float">
            <text:p>74.3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548" calcext:value-type="float">
            <text:p>74.3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4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6336" calcext:value-type="float">
            <text:p>74.3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3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6336" calcext:value-type="float">
            <text:p>74.3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3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2912" calcext:value-type="float">
            <text:p>74.3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5584" calcext:value-type="float">
            <text:p>74.3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0344" calcext:value-type="float">
            <text:p>74.3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5104" calcext:value-type="float">
            <text:p>74.3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2432" calcext:value-type="float">
            <text:p>74.3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3288" calcext:value-type="float">
            <text:p>74.3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6816" calcext:value-type="float">
            <text:p>74.3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3664" calcext:value-type="float">
            <text:p>74.2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7192" calcext:value-type="float">
            <text:p>74.3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5856" calcext:value-type="float">
            <text:p>74.2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548" calcext:value-type="float">
            <text:p>74.3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9008" calcext:value-type="float">
            <text:p>74.3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1096" calcext:value-type="float">
            <text:p>74.3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7672" calcext:value-type="float">
            <text:p>74.3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1952" calcext:value-type="float">
            <text:p>74.2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0616" calcext:value-type="float">
            <text:p>74.2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6336" calcext:value-type="float">
            <text:p>74.3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2808" calcext:value-type="float">
            <text:p>74.2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596" calcext:value-type="float">
            <text:p>74.3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5584" calcext:value-type="float">
            <text:p>74.3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644" calcext:value-type="float">
            <text:p>74.3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0344" calcext:value-type="float">
            <text:p>74.3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4248" calcext:value-type="float">
            <text:p>74.3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7296" calcext:value-type="float">
            <text:p>74.3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168" calcext:value-type="float">
            <text:p>74.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0344" calcext:value-type="float">
            <text:p>74.3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168" calcext:value-type="float">
            <text:p>74.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4248" calcext:value-type="float">
            <text:p>74.3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5584" calcext:value-type="float">
            <text:p>74.3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2056" calcext:value-type="float">
            <text:p>74.3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4728" calcext:value-type="float">
            <text:p>74.4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7296" calcext:value-type="float">
            <text:p>74.3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9488" calcext:value-type="float">
            <text:p>74.3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9488" calcext:value-type="float">
            <text:p>74.3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5104" calcext:value-type="float">
            <text:p>74.3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644" calcext:value-type="float">
            <text:p>74.3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4248" calcext:value-type="float">
            <text:p>74.3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3392" calcext:value-type="float">
            <text:p>74.3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8152" calcext:value-type="float">
            <text:p>74.3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5104" calcext:value-type="float">
            <text:p>74.3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5104" calcext:value-type="float">
            <text:p>74.3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7296" calcext:value-type="float">
            <text:p>74.3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2056" calcext:value-type="float">
            <text:p>74.3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4248" calcext:value-type="float">
            <text:p>74.3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596" calcext:value-type="float">
            <text:p>74.3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2056" calcext:value-type="float">
            <text:p>74.3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9864" calcext:value-type="float">
            <text:p>74.3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596" calcext:value-type="float">
            <text:p>74.3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7672" calcext:value-type="float">
            <text:p>74.3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4624" calcext:value-type="float">
            <text:p>74.3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8528" calcext:value-type="float">
            <text:p>74.3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8528" calcext:value-type="float">
            <text:p>74.3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9864" calcext:value-type="float">
            <text:p>74.3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1096" calcext:value-type="float">
            <text:p>74.3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596" calcext:value-type="float">
            <text:p>74.3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5856" calcext:value-type="float">
            <text:p>74.2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4624" calcext:value-type="float">
            <text:p>74.3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2808" calcext:value-type="float">
            <text:p>74.2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4144" calcext:value-type="float">
            <text:p>74.3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976" calcext:value-type="float">
            <text:p>74.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5" calcext:value-type="float">
            <text:p>74.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3664" calcext:value-type="float">
            <text:p>74.2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8904" calcext:value-type="float">
            <text:p>74.2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1472" calcext:value-type="float">
            <text:p>74.2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5" calcext:value-type="float">
            <text:p>74.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7088" calcext:value-type="float">
            <text:p>74.2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0616" calcext:value-type="float">
            <text:p>74.2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2808" calcext:value-type="float">
            <text:p>74.2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6336" calcext:value-type="float">
            <text:p>74.3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976" calcext:value-type="float">
            <text:p>74.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0616" calcext:value-type="float">
            <text:p>74.2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5" calcext:value-type="float">
            <text:p>74.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0616" calcext:value-type="float">
            <text:p>74.2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7088" calcext:value-type="float">
            <text:p>74.2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5376" calcext:value-type="float">
            <text:p>74.2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6232" calcext:value-type="float">
            <text:p>74.2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452" calcext:value-type="float">
            <text:p>74.2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8424" calcext:value-type="float">
            <text:p>74.2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1472" calcext:value-type="float">
            <text:p>74.2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0992" calcext:value-type="float">
            <text:p>74.2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6232" calcext:value-type="float">
            <text:p>74.2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2328" calcext:value-type="float">
            <text:p>74.2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7464" calcext:value-type="float">
            <text:p>74.1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1368" calcext:value-type="float">
            <text:p>74.1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7192" calcext:value-type="float">
            <text:p>74.3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5272" calcext:value-type="float">
            <text:p>74.1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7088" calcext:value-type="float">
            <text:p>74.2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8904" calcext:value-type="float">
            <text:p>74.2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404" calcext:value-type="float">
            <text:p>74.2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4896" calcext:value-type="float">
            <text:p>74.2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3936" calcext:value-type="float">
            <text:p>74.1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6128" calcext:value-type="float">
            <text:p>74.1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3456" calcext:value-type="float">
            <text:p>74.1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9928" calcext:value-type="float">
            <text:p>74.0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4416" calcext:value-type="float">
            <text:p>74.1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308" calcext:value-type="float">
            <text:p>74.1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308" calcext:value-type="float">
            <text:p>74.1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784" calcext:value-type="float">
            <text:p>74.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784" calcext:value-type="float">
            <text:p>74.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784" calcext:value-type="float">
            <text:p>74.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4312" calcext:value-type="float">
            <text:p>74.1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1264" calcext:value-type="float">
            <text:p>74.1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6984" calcext:value-type="float">
            <text:p>74.1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5648" calcext:value-type="float">
            <text:p>74.1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9552" calcext:value-type="float">
            <text:p>74.1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212" calcext:value-type="float">
            <text:p>74.1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784" calcext:value-type="float">
            <text:p>74.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3456" calcext:value-type="float">
            <text:p>74.1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9552" calcext:value-type="float">
            <text:p>74.1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1264" calcext:value-type="float">
            <text:p>74.1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6504" calcext:value-type="float">
            <text:p>74.1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1264" calcext:value-type="float">
            <text:p>74.1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212" calcext:value-type="float">
            <text:p>74.1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6024" calcext:value-type="float">
            <text:p>74.1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8216" calcext:value-type="float">
            <text:p>74.1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212" calcext:value-type="float">
            <text:p>74.1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9072" calcext:value-type="float">
            <text:p>74.1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2976" calcext:value-type="float">
            <text:p>74.1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3832" calcext:value-type="float">
            <text:p>74.0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2976" calcext:value-type="float">
            <text:p>74.1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9072" calcext:value-type="float">
            <text:p>74.1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5544" calcext:value-type="float">
            <text:p>74.0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688" calcext:value-type="float">
            <text:p>74.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164" calcext:value-type="float">
            <text:p>74.0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3832" calcext:value-type="float">
            <text:p>74.0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4688" calcext:value-type="float">
            <text:p>74.0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7256" calcext:value-type="float">
            <text:p>74.0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9448" calcext:value-type="float">
            <text:p>74.0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5064" calcext:value-type="float">
            <text:p>74.0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116" calcext:value-type="float">
            <text:p>74.0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0784" calcext:value-type="float">
            <text:p>74.0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7256" calcext:value-type="float">
            <text:p>74.0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2392" calcext:value-type="float">
            <text:p>74.0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8008" calcext:value-type="float">
            <text:p>73.9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2392" calcext:value-type="float">
            <text:p>74.0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02" calcext:value-type="float">
            <text:p>73.9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8488" calcext:value-type="float">
            <text:p>74.0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7152" calcext:value-type="float">
            <text:p>73.9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6296" calcext:value-type="float">
            <text:p>73.9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6672" calcext:value-type="float">
            <text:p>73.9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9824" calcext:value-type="float">
            <text:p>74.0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7528" calcext:value-type="float">
            <text:p>73.9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212" calcext:value-type="float">
            <text:p>74.1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2768" calcext:value-type="float">
            <text:p>73.9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2768" calcext:value-type="float">
            <text:p>73.9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0784" calcext:value-type="float">
            <text:p>74.0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3624" calcext:value-type="float">
            <text:p>73.9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2872" calcext:value-type="float">
            <text:p>74.0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068" calcext:value-type="float">
            <text:p>74.0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8488" calcext:value-type="float">
            <text:p>74.0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496" calcext:value-type="float">
            <text:p>73.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1536" calcext:value-type="float">
            <text:p>74.0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0304" calcext:value-type="float">
            <text:p>74.0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972" calcext:value-type="float">
            <text:p>73.9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7048" calcext:value-type="float">
            <text:p>73.9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3144" calcext:value-type="float">
            <text:p>73.9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0096" calcext:value-type="float">
            <text:p>73.9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6296" calcext:value-type="float">
            <text:p>73.9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4104" calcext:value-type="float">
            <text:p>73.9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6672" calcext:value-type="float">
            <text:p>73.9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4104" calcext:value-type="float">
            <text:p>73.9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924" calcext:value-type="float">
            <text:p>73.9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3624" calcext:value-type="float">
            <text:p>73.9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8384" calcext:value-type="float">
            <text:p>73.9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4856" calcext:value-type="float">
            <text:p>73.9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0576" calcext:value-type="float">
            <text:p>73.9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1432" calcext:value-type="float">
            <text:p>73.9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0952" calcext:value-type="float">
            <text:p>73.9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7048" calcext:value-type="float">
            <text:p>73.9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0952" calcext:value-type="float">
            <text:p>73.9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3144" calcext:value-type="float">
            <text:p>73.9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7904" calcext:value-type="float">
            <text:p>73.9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1808" calcext:value-type="float">
            <text:p>73.9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924" calcext:value-type="float">
            <text:p>73.9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876" calcext:value-type="float">
            <text:p>73.8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7904" calcext:value-type="float">
            <text:p>73.9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7048" calcext:value-type="float">
            <text:p>73.9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5232" calcext:value-type="float">
            <text:p>73.8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1808" calcext:value-type="float">
            <text:p>73.9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5232" calcext:value-type="float">
            <text:p>73.8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5232" calcext:value-type="float">
            <text:p>73.8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828" calcext:value-type="float">
            <text:p>73.8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6944" calcext:value-type="float">
            <text:p>73.8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1808" calcext:value-type="float">
            <text:p>73.9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5712" calcext:value-type="float">
            <text:p>73.8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2184" calcext:value-type="float">
            <text:p>73.8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7904" calcext:value-type="float">
            <text:p>73.9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2664" calcext:value-type="float">
            <text:p>73.8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6088" calcext:value-type="float">
            <text:p>73.8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924" calcext:value-type="float">
            <text:p>73.9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9616" calcext:value-type="float">
            <text:p>73.8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78" calcext:value-type="float">
            <text:p>73.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5712" calcext:value-type="float">
            <text:p>73.8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6088" calcext:value-type="float">
            <text:p>73.8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9888" calcext:value-type="float">
            <text:p>73.7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9888" calcext:value-type="float">
            <text:p>73.7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0264" calcext:value-type="float">
            <text:p>73.7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6464" calcext:value-type="float">
            <text:p>73.8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7592" calcext:value-type="float">
            <text:p>73.6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0264" calcext:value-type="float">
            <text:p>73.7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4648" calcext:value-type="float">
            <text:p>73.7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8928" calcext:value-type="float">
            <text:p>73.7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8552" calcext:value-type="float">
            <text:p>73.7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3312" calcext:value-type="float">
            <text:p>73.7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8928" calcext:value-type="float">
            <text:p>73.7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3688" calcext:value-type="float">
            <text:p>73.7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3312" calcext:value-type="float">
            <text:p>73.7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1496" calcext:value-type="float">
            <text:p>73.6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256" calcext:value-type="float">
            <text:p>73.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7968" calcext:value-type="float">
            <text:p>73.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3312" calcext:value-type="float">
            <text:p>73.7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0264" calcext:value-type="float">
            <text:p>73.7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4544" calcext:value-type="float">
            <text:p>73.6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0536" calcext:value-type="float">
            <text:p>73.6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1976" calcext:value-type="float">
            <text:p>73.7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6256" calcext:value-type="float">
            <text:p>73.6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3208" calcext:value-type="float">
            <text:p>73.6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4544" calcext:value-type="float">
            <text:p>73.6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492" calcext:value-type="float">
            <text:p>73.6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2728" calcext:value-type="float">
            <text:p>73.6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3688" calcext:value-type="float">
            <text:p>73.7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588" calcext:value-type="float">
            <text:p>73.7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7592" calcext:value-type="float">
            <text:p>73.6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5776" calcext:value-type="float">
            <text:p>73.6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1016" calcext:value-type="float">
            <text:p>73.6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1392" calcext:value-type="float">
            <text:p>73.6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5776" calcext:value-type="float">
            <text:p>73.6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8824" calcext:value-type="float">
            <text:p>73.6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0536" calcext:value-type="float">
            <text:p>73.6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1392" calcext:value-type="float">
            <text:p>73.6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1392" calcext:value-type="float">
            <text:p>73.6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4064" calcext:value-type="float">
            <text:p>73.6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7008" calcext:value-type="float">
            <text:p>73.5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7864" calcext:value-type="float">
            <text:p>73.5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5296" calcext:value-type="float">
            <text:p>73.6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0056" calcext:value-type="float">
            <text:p>73.6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6152" calcext:value-type="float">
            <text:p>73.6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396" calcext:value-type="float">
            <text:p>73.5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5672" calcext:value-type="float">
            <text:p>73.5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0056" calcext:value-type="float">
            <text:p>73.6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4816" calcext:value-type="float">
            <text:p>73.5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6904" calcext:value-type="float">
            <text:p>73.5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0912" calcext:value-type="float">
            <text:p>73.5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2624" calcext:value-type="float">
            <text:p>73.5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7384" calcext:value-type="float">
            <text:p>73.5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2248" calcext:value-type="float">
            <text:p>73.6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1288" calcext:value-type="float">
            <text:p>73.5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1288" calcext:value-type="float">
            <text:p>73.5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7384" calcext:value-type="float">
            <text:p>73.5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7384" calcext:value-type="float">
            <text:p>73.5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9472" calcext:value-type="float">
            <text:p>73.4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776" calcext:value-type="float">
            <text:p>73.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5192" calcext:value-type="float">
            <text:p>73.5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3856" calcext:value-type="float">
            <text:p>73.5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776" calcext:value-type="float">
            <text:p>73.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3856" calcext:value-type="float">
            <text:p>73.5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3856" calcext:value-type="float">
            <text:p>73.5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1288" calcext:value-type="float">
            <text:p>73.5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5944" calcext:value-type="float">
            <text:p>73.4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252" calcext:value-type="float">
            <text:p>73.5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824" calcext:value-type="float">
            <text:p>73.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5944" calcext:value-type="float">
            <text:p>73.4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4336" calcext:value-type="float">
            <text:p>73.5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0328" calcext:value-type="float">
            <text:p>73.4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0704" calcext:value-type="float">
            <text:p>73.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5568" calcext:value-type="float">
            <text:p>73.5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6424" calcext:value-type="float">
            <text:p>73.4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3376" calcext:value-type="float">
            <text:p>73.4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5088" calcext:value-type="float">
            <text:p>73.4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7928" calcext:value-type="float">
            <text:p>73.3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0496" calcext:value-type="float">
            <text:p>73.3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5256" calcext:value-type="float">
            <text:p>73.2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6968" calcext:value-type="float">
            <text:p>73.2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4776" calcext:value-type="float">
            <text:p>73.2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6112" calcext:value-type="float">
            <text:p>73.2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0016" calcext:value-type="float">
            <text:p>73.2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7928" calcext:value-type="float">
            <text:p>73.3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1832" calcext:value-type="float">
            <text:p>73.3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0016" calcext:value-type="float">
            <text:p>73.2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5736" calcext:value-type="float">
            <text:p>73.3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5152" calcext:value-type="float">
            <text:p>73.2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868" calcext:value-type="float">
            <text:p>73.2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2208" calcext:value-type="float">
            <text:p>73.2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5528" calcext:value-type="float">
            <text:p>73.1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7824" calcext:value-type="float">
            <text:p>73.2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0496" calcext:value-type="float">
            <text:p>73.3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0496" calcext:value-type="float">
            <text:p>73.3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4776" calcext:value-type="float">
            <text:p>73.2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4776" calcext:value-type="float">
            <text:p>73.2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9808" calcext:value-type="float">
            <text:p>73.1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3064" calcext:value-type="float">
            <text:p>73.2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772" calcext:value-type="float">
            <text:p>73.1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0288" calcext:value-type="float">
            <text:p>73.1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1248" calcext:value-type="float">
            <text:p>73.2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6112" calcext:value-type="float">
            <text:p>73.2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7448" calcext:value-type="float">
            <text:p>73.3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724" calcext:value-type="float">
            <text:p>73.1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772" calcext:value-type="float">
            <text:p>73.1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4672" calcext:value-type="float">
            <text:p>73.1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8952" calcext:value-type="float">
            <text:p>73.1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0288" calcext:value-type="float">
            <text:p>73.1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8096" calcext:value-type="float">
            <text:p>73.1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6384" calcext:value-type="float">
            <text:p>73.1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9432" calcext:value-type="float">
            <text:p>73.1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3336" calcext:value-type="float">
            <text:p>73.1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4192" calcext:value-type="float">
            <text:p>73.1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676" calcext:value-type="float">
            <text:p>73.1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772" calcext:value-type="float">
            <text:p>73.1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8472" calcext:value-type="float">
            <text:p>73.1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8096" calcext:value-type="float">
            <text:p>73.1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8096" calcext:value-type="float">
            <text:p>73.1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3712" calcext:value-type="float">
            <text:p>73.1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8096" calcext:value-type="float">
            <text:p>73.1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4568" calcext:value-type="float">
            <text:p>73.1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9808" calcext:value-type="float">
            <text:p>73.1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7616" calcext:value-type="float">
            <text:p>73.1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2376" calcext:value-type="float">
            <text:p>73.1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4568" calcext:value-type="float">
            <text:p>73.1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2376" calcext:value-type="float">
            <text:p>73.1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0184" calcext:value-type="float">
            <text:p>73.1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7136" calcext:value-type="float">
            <text:p>73.0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0184" calcext:value-type="float">
            <text:p>73.1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58" calcext:value-type="float">
            <text:p>73.0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2376" calcext:value-type="float">
            <text:p>73.1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4944" calcext:value-type="float">
            <text:p>73.0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4464" calcext:value-type="float">
            <text:p>73.0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4464" calcext:value-type="float">
            <text:p>73.0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0664" calcext:value-type="float">
            <text:p>73.1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58" calcext:value-type="float">
            <text:p>73.0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4088" calcext:value-type="float">
            <text:p>73.0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9704" calcext:value-type="float">
            <text:p>73.0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1896" calcext:value-type="float">
            <text:p>73.0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1896" calcext:value-type="float">
            <text:p>73.0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7136" calcext:value-type="float">
            <text:p>73.0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532" calcext:value-type="float">
            <text:p>73.0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4464" calcext:value-type="float">
            <text:p>73.0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532" calcext:value-type="float">
            <text:p>73.0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532" calcext:value-type="float">
            <text:p>73.0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532" calcext:value-type="float">
            <text:p>73.0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532" calcext:value-type="float">
            <text:p>73.0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532" calcext:value-type="float">
            <text:p>73.0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4088" calcext:value-type="float">
            <text:p>73.0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7888" calcext:value-type="float">
            <text:p>73.0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9704" calcext:value-type="float">
            <text:p>73.0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3128" calcext:value-type="float">
            <text:p>73.0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7512" calcext:value-type="float">
            <text:p>73.0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3128" calcext:value-type="float">
            <text:p>73.0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484" calcext:value-type="float">
            <text:p>73.0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6824" calcext:value-type="float">
            <text:p>72.8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6824" calcext:value-type="float">
            <text:p>72.8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2128" calcext:value-type="float">
            <text:p>72.6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7952" calcext:value-type="float">
            <text:p>72.7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656" calcext:value-type="float">
            <text:p>72.6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2128" calcext:value-type="float">
            <text:p>72.6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0792" calcext:value-type="float">
            <text:p>72.6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2608" calcext:value-type="float">
            <text:p>72.6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2128" calcext:value-type="float">
            <text:p>72.6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5176" calcext:value-type="float">
            <text:p>72.6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2128" calcext:value-type="float">
            <text:p>72.6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1752" calcext:value-type="float">
            <text:p>72.6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3568" calcext:value-type="float">
            <text:p>72.7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4424" calcext:value-type="float">
            <text:p>72.7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0416" calcext:value-type="float">
            <text:p>72.6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4696" calcext:value-type="float">
            <text:p>72.6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5072" calcext:value-type="float">
            <text:p>72.5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5072" calcext:value-type="float">
            <text:p>72.5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5344" calcext:value-type="float">
            <text:p>72.4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7536" calcext:value-type="float">
            <text:p>72.4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3256" calcext:value-type="float">
            <text:p>72.5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7536" calcext:value-type="float">
            <text:p>72.4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4488" calcext:value-type="float">
            <text:p>72.4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8768" calcext:value-type="float">
            <text:p>72.4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9248" calcext:value-type="float">
            <text:p>72.4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8392" calcext:value-type="float">
            <text:p>72.4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9248" calcext:value-type="float">
            <text:p>72.4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5344" calcext:value-type="float">
            <text:p>72.4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1816" calcext:value-type="float">
            <text:p>72.4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0104" calcext:value-type="float">
            <text:p>72.4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0104" calcext:value-type="float">
            <text:p>72.4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572" calcext:value-type="float">
            <text:p>72.4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7912" calcext:value-type="float">
            <text:p>72.4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0104" calcext:value-type="float">
            <text:p>72.4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0104" calcext:value-type="float">
            <text:p>72.4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4488" calcext:value-type="float">
            <text:p>72.4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1816" calcext:value-type="float">
            <text:p>72.4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62" calcext:value-type="float">
            <text:p>72.4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572" calcext:value-type="float">
            <text:p>72.4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1816" calcext:value-type="float">
            <text:p>72.4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62" calcext:value-type="float">
            <text:p>72.4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2672" calcext:value-type="float">
            <text:p>72.4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1816" calcext:value-type="float">
            <text:p>72.4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572" calcext:value-type="float">
            <text:p>72.4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8768" calcext:value-type="float">
            <text:p>72.4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9624" calcext:value-type="float">
            <text:p>72.4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1816" calcext:value-type="float">
            <text:p>72.4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572" calcext:value-type="float">
            <text:p>72.4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572" calcext:value-type="float">
            <text:p>72.4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572" calcext:value-type="float">
            <text:p>72.4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6576" calcext:value-type="float">
            <text:p>72.4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572" calcext:value-type="float">
            <text:p>72.4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7432" calcext:value-type="float">
            <text:p>72.4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5344" calcext:value-type="float">
            <text:p>72.4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7912" calcext:value-type="float">
            <text:p>72.4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6576" calcext:value-type="float">
            <text:p>72.4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8768" calcext:value-type="float">
            <text:p>72.4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3528" calcext:value-type="float">
            <text:p>72.4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6576" calcext:value-type="float">
            <text:p>72.4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2192" calcext:value-type="float">
            <text:p>72.4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7432" calcext:value-type="float">
            <text:p>72.4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6576" calcext:value-type="float">
            <text:p>72.4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3048" calcext:value-type="float">
            <text:p>72.3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4384" calcext:value-type="float">
            <text:p>72.4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7912" calcext:value-type="float">
            <text:p>72.4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1232" calcext:value-type="float">
            <text:p>72.3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1712" calcext:value-type="float">
            <text:p>72.3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3048" calcext:value-type="float">
            <text:p>72.3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2944" calcext:value-type="float">
            <text:p>72.3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8288" calcext:value-type="float">
            <text:p>72.4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6472" calcext:value-type="float">
            <text:p>72.3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6096" calcext:value-type="float">
            <text:p>72.3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6472" calcext:value-type="float">
            <text:p>72.3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9896" calcext:value-type="float">
            <text:p>72.3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8664" calcext:value-type="float">
            <text:p>72.3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6096" calcext:value-type="float">
            <text:p>72.3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3528" calcext:value-type="float">
            <text:p>72.4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2192" calcext:value-type="float">
            <text:p>72.4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9624" calcext:value-type="float">
            <text:p>72.4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8768" calcext:value-type="float">
            <text:p>72.4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6576" calcext:value-type="float">
            <text:p>72.4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5344" calcext:value-type="float">
            <text:p>72.4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1816" calcext:value-type="float">
            <text:p>72.4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8768" calcext:value-type="float">
            <text:p>72.4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2192" calcext:value-type="float">
            <text:p>72.4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2192" calcext:value-type="float">
            <text:p>72.4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2192" calcext:value-type="float">
            <text:p>72.4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7912" calcext:value-type="float">
            <text:p>72.4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1816" calcext:value-type="float">
            <text:p>72.4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9248" calcext:value-type="float">
            <text:p>72.4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7912" calcext:value-type="float">
            <text:p>72.4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2192" calcext:value-type="float">
            <text:p>72.4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6576" calcext:value-type="float">
            <text:p>72.4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62" calcext:value-type="float">
            <text:p>72.4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7432" calcext:value-type="float">
            <text:p>72.4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8664" calcext:value-type="float">
            <text:p>72.3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6472" calcext:value-type="float">
            <text:p>72.3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1712" calcext:value-type="float">
            <text:p>72.3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4384" calcext:value-type="float">
            <text:p>72.4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1712" calcext:value-type="float">
            <text:p>72.3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3904" calcext:value-type="float">
            <text:p>72.3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6096" calcext:value-type="float">
            <text:p>72.3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6096" calcext:value-type="float">
            <text:p>72.3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5136" calcext:value-type="float">
            <text:p>72.3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6096" calcext:value-type="float">
            <text:p>72.3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6472" calcext:value-type="float">
            <text:p>72.3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6576" calcext:value-type="float">
            <text:p>72.4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1816" calcext:value-type="float">
            <text:p>72.4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2192" calcext:value-type="float">
            <text:p>72.4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1712" calcext:value-type="float">
            <text:p>72.3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702</text:p>
          </table:table-cell>
          <table:table-cell office:value-type="string" calcext:value-type="string">
            <text:p>TWDB:0616702</text:p>
          </table:table-cell>
          <table:table-cell office:value-type="string" calcext:value-type="string">
            <text:p>200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492" meta:object-count="0"/>
    <meta:user-defined meta:name="AppVersion">3.0</meta:user-defined>
  </office:meta>
</office:document-meta>
</file>